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945a6" officeooo:paragraph-rsid="000945a6"/>
    </style:style>
    <style:style style:name="P2" style:family="paragraph" style:parent-style-name="Heading_20_1">
      <style:text-properties officeooo:rsid="000ae6d7" officeooo:paragraph-rsid="000ae6d7"/>
    </style:style>
    <style:style style:name="P3" style:family="paragraph" style:parent-style-name="Text_20_body">
      <style:text-properties officeooo:rsid="000945a6" officeooo:paragraph-rsid="000945a6"/>
    </style:style>
    <style:style style:name="P4" style:family="paragraph" style:parent-style-name="Text_20_body" style:list-style-name="L1">
      <style:text-properties officeooo:rsid="000945a6" officeooo:paragraph-rsid="000945a6"/>
    </style:style>
    <style:style style:name="P5" style:family="paragraph" style:parent-style-name="Text_20_body">
      <style:text-properties officeooo:paragraph-rsid="000945a6"/>
    </style:style>
    <style:style style:name="P6" style:family="paragraph" style:parent-style-name="Text_20_body" style:list-style-name="L1">
      <style:text-properties officeooo:paragraph-rsid="000945a6"/>
    </style:style>
    <style:style style:name="P7" style:family="paragraph" style:parent-style-name="Text_20_body">
      <style:text-properties officeooo:rsid="000ae6d7" officeooo:paragraph-rsid="000ae6d7"/>
    </style:style>
    <style:style style:name="P8" style:family="paragraph" style:parent-style-name="Title">
      <style:text-properties officeooo:rsid="000945a6" officeooo:paragraph-rsid="000945a6"/>
    </style:style>
    <style:style style:name="T1" style:family="text">
      <style:text-properties officeooo:rsid="000945a6"/>
    </style:style>
    <style:style style:name="T2" style:family="text">
      <style:text-properties style:font-name="Monospace" fo:background-color="#ffd7d7" loext:char-shading-value="0"/>
    </style:style>
    <style:style style:name="T3" style:family="text">
      <style:text-properties style:font-name="Monospace" fo:background-color="transparent" loext:char-shading-value="0"/>
    </style:style>
    <style:style style:name="T4" style:family="text">
      <style:text-properties style:font-name="Liberation Serif" officeooo:rsid="000c4c70" fo:background-color="transparent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45a6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Jatchwork</text:p>
      <text:h text:style-name="P1" text:outline-level="1">Description</text:h>
      <text:p text:style-name="P3"><text:span text:style-name="T5">Jatchwork</text:span> is the reproduction of the board game “Patchwork”.</text:p>
      <text:h text:style-name="P1" text:outline-level="1">How to play</text:h>
      <text:p text:style-name="P5"><text:span text:style-name="T1">All the rules are here : </text:span><text:a xlink:type="simple" xlink:href="https://cdn.1j1ju.com/medias/74/af/f2-patchwork-rulebook.pdf" text:style-name="Internet_20_link" text:visited-style-name="Visited_20_Internet_20_Link"><text:span text:style-name="T1">patchwork rules</text:span></text:a></text:p>
      <text:p text:style-name="Text_20_body">To start to play, just run <text:span text:style-name="T2">java -jar Patchwork.jar</text:span><text:span text:style-name="T3"> </text:span><text:span text:style-name="T4">and choose your version (see versions section)</text:span></text:p>
      <text:p text:style-name="P7">After the game started, all commands are explicitly displayed, with there descriptions.</text:p>
      <text:h text:style-name="P2" text:outline-level="1">Versions</text:h>
      <text:p text:style-name="P3">There is 2 version of the game :</text:p>
      <text:list xml:id="list593026115" text:style-name="L1">
        <text:list-item>
          <text:p text:style-name="P6"><text:span text:style-name="T6">Version 1</text:span><text:span text:style-name="T1"> : It is a simplified version of the original game, without the full quilt board bonus, leathers patches and only 2 different patches on console.</text:span></text:p>
        </text:list-item>
        <text:list-item>
          <text:p text:style-name="P4"><text:span text:style-name="T5">Version 2</text:span> : The full playable version in console, like in the patchwork rul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8:26:57.772832379</meta:creation-date>
    <meta:generator>LibreOffice/6.4.7.2$Linux_X86_64 LibreOffice_project/40$Build-2</meta:generator>
    <dc:date>2023-05-08T18:42:42.632253055</dc:date>
    <meta:editing-duration>PT12M53S</meta:editing-duration>
    <meta:editing-cycles>3</meta:editing-cycles>
    <meta:document-statistic meta:table-count="0" meta:image-count="0" meta:object-count="0" meta:page-count="1" meta:paragraph-count="11" meta:word-count="102" meta:character-count="589" meta:non-whitespace-character-count="500"/>
  </office:meta>
</office:document-meta>
</file>